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r.resolveBordersLastRowInPart( List row , boolean withNormal , boolean withLeadingTrailing , boolean withR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r.resolveBordersFirstRowInTable( List row , boolean withNormal , boolean withLeadingTrailing , boolean withR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erInFooter.end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rInBody.end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lverInHeader.endRow( List row , TableCellContainer contai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lverInBody.endRow( List row , TableCellContainer contai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lverInFooter.endRow( List row , TableCell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r.endRow( List row , TableCellContainer contai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Resolver.resolveBordersBetweenRows( List rowBefore , List rowAf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apsingBorderResolver.startPart( TablePart par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llapsingBorderResolver.CollapsingBorderResolver( Table t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lver.integrateTrailingBorders( Lis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r.startPart( Table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r.resolveBordersLastRowInTable( List row , boolean withNormal , boolean withLeadingTrailing , boolean withR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apsingBorderResolver.endRow( List row , TableCell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InHeader.end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lver.end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.integrateLeadingBorders( Lis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apsingBorderResolver.endT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llapsingBorderResolver.end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InFooter.end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erInHeader.end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